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4A7CA371C98A04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41" style:family="table-row">
      <style:table-row-properties style:min-row-height="1.842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9" style:family="paragraph" style:parent-style-name="Table_20_Contents">
      <style:text-properties fo:font-size="11pt" officeooo:rsid="001efccc" officeooo:paragraph-rsid="001efccc" style:font-size-asian="11pt" style:font-size-complex="11pt"/>
    </style:style>
    <style:style style:name="P10" style:family="paragraph" style:parent-style-name="Table_20_Contents">
      <style:text-properties fo:font-size="11pt" officeooo:rsid="00209123" officeooo:paragraph-rsid="00209123" style:font-size-asian="11pt" style:font-size-complex="11pt"/>
    </style:style>
    <style:style style:name="P11" style:family="paragraph" style:parent-style-name="Table_20_Contents">
      <style:text-properties fo:font-size="11pt" officeooo:rsid="0020b86d" officeooo:paragraph-rsid="0020b86d" style:font-size-asian="11pt" style:font-size-complex="11pt"/>
    </style:style>
    <style:style style:name="P12" style:family="paragraph" style:parent-style-name="Table_20_Contents">
      <style:text-properties fo:font-size="11pt" officeooo:paragraph-rsid="0020b86d" style:font-size-asian="11pt" style:font-size-complex="11pt"/>
    </style:style>
    <style:style style:name="P13" style:family="paragraph" style:parent-style-name="Table_20_Contents">
      <style:text-properties fo:font-size="11pt" officeooo:rsid="00221752" officeooo:paragraph-rsid="00221752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Heading" style:master-page-name="MP0">
      <style:paragraph-properties style:page-number="auto" fo:break-before="page"/>
    </style:style>
    <style:style style:name="P16" style:family="paragraph" style:parent-style-name="Standard" style:list-style-name="L1"/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28ae1" officeooo:paragraph-rsid="00228ae1" style:font-size-asian="9.60000038146973pt" style:font-weight-asian="bold" style:font-size-complex="11pt" style:font-weight-complex="bold"/>
    </style:style>
    <style:style style:name="P18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text-properties fo:font-size="11pt" officeooo:rsid="00228ae1" officeooo:paragraph-rsid="00228ae1" style:font-size-asian="11pt" style:font-size-complex="11pt"/>
    </style:style>
    <style:style style:name="P2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228ae1" style:font-size-asian="11pt" style:font-weight-asian="bold" style:font-size-complex="11pt" style:font-weight-complex="bold"/>
    </style:style>
    <style:style style:name="T6" style:family="text">
      <style:text-properties officeooo:rsid="001aeeb1"/>
    </style:style>
    <style:style style:name="T7" style:family="text">
      <style:text-properties officeooo:rsid="001be100"/>
    </style:style>
    <style:style style:name="T8" style:family="text">
      <style:text-properties style:font-name="DejaVuSans"/>
    </style:style>
    <style:style style:name="T9" style:family="text">
      <style:text-properties style:font-name="DejaVuSans" officeooo:rsid="001de994"/>
    </style:style>
    <style:style style:name="T10" style:family="text">
      <style:text-properties officeooo:rsid="001de994"/>
    </style:style>
    <style:style style:name="T11" style:family="text">
      <style:text-properties officeooo:rsid="001efccc"/>
    </style:style>
    <style:style style:name="T12" style:family="text">
      <style:text-properties officeooo:rsid="00209123"/>
    </style:style>
    <style:style style:name="T13" style:family="text">
      <style:text-properties officeooo:rsid="0020b86d"/>
    </style:style>
    <style:style style:name="T14" style:family="text">
      <style:text-properties officeooo:rsid="00221752"/>
    </style:style>
    <style:style style:name="T15" style:family="text">
      <style:text-properties officeooo:rsid="00228ae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4A7CA371C98A04DB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4117456995" text:style-name="L1">
        <text:list-item>
          <text:list>
            <text:list-item>
              <text:list>
                <text:list-item>
                  <text:p text:style-name="P16">remplacez « n°x » par prénom et NOM – conservez le même ordre tout le semestre !</text:p>
                </text:list-item>
                <text:list-item>
                  <text:p text:style-name="P16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21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458921132864"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 table:style-name="TableLine2458921147824"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2992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3056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0544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49456"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4144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3536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7616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4896"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0000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7072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7344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4624"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6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1632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6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4352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6">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1088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6">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1968"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7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7888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1904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7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8160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2176"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8432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8976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4416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2240"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8">Extraction et début du traitement du sondage</text:p>
          </table:table-cell>
          <table:table-cell table:style-name="Tableau1.A2" office:value-type="string">
            <text:p text:style-name="P4"><text:span text:style-name="T10">10</text:span>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9248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2448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14"><text:span text:style-name="T8">1</text:span>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2784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10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59520"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9">Analyse du sondage</text:p>
          </table:table-cell>
          <table:table-cell table:style-name="Tableau1.A2" office:value-type="string">
            <text:p text:style-name="P9">8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0400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Début de la rédaction des parties, suite des recherches</text:p>
          </table:table-cell>
          <table:table-cell table:style-name="Tableau1.A2" office:value-type="string">
            <text:p text:style-name="P9">1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3936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Ecriture de la partie 1</text:p>
          </table:table-cell>
          <table:table-cell table:style-name="Tableau1.A2" office:value-type="string">
            <text:p text:style-name="P4">9<text:span text:style-name="T11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952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Création des pages du site internet / Templates en html</text:p>
          </table:table-cell>
          <table:table-cell table:style-name="Tableau1.A2" office:value-type="string">
            <text:p text:style-name="P9">2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1008"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2">orrection du squelette du rapport, fin de l’analyse du sondage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4480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0">Partie éco-droit presque terminée, partie 2 en cours</text:p>
          </table:table-cell>
          <table:table-cell table:style-name="Tableau1.A2" office:value-type="string">
            <text:p text:style-name="P10">5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9376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C<text:span text:style-name="T12">réation d’un prototype provisoire du squelette du rapport</text:span></text:p>
          </table:table-cell>
          <table:table-cell table:style-name="Tableau1.A2" office:value-type="string">
            <text:p text:style-name="P10">10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3184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<text:span text:style-name="T12">ealisation de la forme du site avec CSS</text:span></text:p>
          </table:table-cell>
          <table:table-cell table:style-name="Tableau1.A2" office:value-type="string">
            <text:p text:style-name="P10">4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8224"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3">onfiguration heroku pour mailer, assistance sur le site web</text:span></text:p>
          </table:table-cell>
          <table:table-cell table:style-name="Tableau1.A2" office:value-type="string">
            <text:p text:style-name="P11">6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39392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2">Partie éco-droit terminée</text:p>
            <text:p text:style-name="P12">partie 2 suite</text:p>
          </table:table-cell>
          <table:table-cell table:style-name="Tableau1.A2" office:value-type="string">
            <text:p text:style-name="P11">8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1552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édaction partie choix de conception</text:p>
          </table:table-cell>
          <table:table-cell table:style-name="Tableau1.A2" office:value-type="string">
            <text:p text:style-name="P4">1<text:span text:style-name="T13">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au1.41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etouche sur la page Index.php + commencement de la réalisation du formulaire de contact en php.</text:p>
            <text:p text:style-name="P4">Recherches sur la façon de faire pour envoyer des mails depuis notre formulaire de contact</text:p>
          </table:table-cell>
          <table:table-cell table:style-name="Tableau1.A2" office:value-type="string">
            <text:p text:style-name="P11">6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5568">
          <table:table-cell table:style-name="Tableau1.A2" table:number-rows-spanned="4" office:value-type="string">
            <text:p text:style-name="Table_20_Contents"><text:span text:style-name="Police_20_par_20_défaut"><text:span text:style-name="T5">11</text:span></text:span><text:span text:style-name="Police_20_par_20_défaut"><text:span text:style-name="T4">/1</text:span></text:span><text:span text:style-name="Police_20_par_20_défaut"><text:span text:style-name="T5">2</text:span></text:span><text:span text:style-name="Police_20_par_20_défaut"><text:span text:style-name="T4">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13">Assistance sur le site web</text:p>
          </table:table-cell>
          <table:table-cell table:style-name="Tableau1.A2" office:value-type="string">
            <text:p text:style-name="P4">7<text:span text:style-name="T14">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680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artie 2 quasiment terminée</text:p>
          </table:table-cell>
          <table:table-cell table:style-name="Tableau1.A2" office:value-type="string">
            <text:p text:style-name="P4">9<text:span text:style-name="T14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9312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édaction partie choix de conception</text:p>
          </table:table-cell>
          <table:table-cell table:style-name="Tableau1.A2" office:value-type="string">
            <text:p text:style-name="P13">6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72848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ormulaire de contact fontionnel sous localhost, mais non fonctionnel sur heroku, mail envoyé à Mr Millet pour voir comment faire. </text:p>
          </table:table-cell>
          <table:table-cell table:style-name="Tableau1.A2" office:value-type="string">
            <text:p text:style-name="P4">7<text:span text:style-name="T14">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1824">
          <table:table-cell table:style-name="Tableau1.A2" table:number-rows-spanned="4" office:value-type="string">
            <text:p text:style-name="Table_20_Contents"><text:span text:style-name="Police_20_par_20_défaut"><text:span text:style-name="T5">18</text:span></text:span><text:span text:style-name="Police_20_par_20_défaut"><text:span text:style-name="T4">/1</text:span></text:span><text:span text:style-name="Police_20_par_20_défaut"><text:span text:style-name="T5">2</text:span></text:span><text:span text:style-name="Police_20_par_20_défaut"><text:span text:style-name="T4">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20">Finalisation du rapport, correction et relecture, vérification validator html du site web.</text:p>
          </table:table-cell>
          <table:table-cell table:style-name="Tableau1.A2" office:value-type="string">
            <text:p text:style-name="P20">100 %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4000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Fin partie 2, rédaction partie II, rédaction et relecture du <text:soft-page-break/>rapport</text:p>
          </table:table-cell>
          <table:table-cell table:style-name="Tableau1.A2" office:value-type="string">
            <text:p text:style-name="P4">1<text:span text:style-name="T15">0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83728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u rapport, correction et envoi</text:p>
          </table:table-cell>
          <table:table-cell table:style-name="Tableau1.A2" office:value-type="string">
            <text:p text:style-name="P4">1<text:span text:style-name="T15">00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408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u site internet + rendu du rapport</text:p>
          </table:table-cell>
          <table:table-cell table:style-name="Tableau1.A2" office:value-type="string">
            <text:p text:style-name="P4">9<text:span text:style-name="T15">5 %</text:span></text:p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408">
          <table:table-cell table:style-name="Tableau1.A2" table:number-rows-spanned="4" office:value-type="string">
            <text:p text:style-name="P17">23/12/20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408"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408"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 table:style-name="TableLine2458921167408"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cours</dc:title>
    <meta:creation-date>2020-10-16T14:31:00Z</meta:creation-date>
    <dc:date>2020-12-18T18:18:49.815000000</dc:date>
    <meta:editing-cycles>12</meta:editing-cycles>
    <meta:editing-duration>PT3H47M17S</meta:editing-duration>
    <meta:document-statistic meta:table-count="1" meta:image-count="1" meta:object-count="0" meta:page-count="4" meta:paragraph-count="183" meta:word-count="703" meta:character-count="4095" meta:non-whitespace-character-count="3575"/>
    <meta:template xlink:type="simple" xlink:actuate="onRequest" xlink:title="" xlink:href="../TEIn%20161020.odt/cours1.ott"/>
  </office:meta>
</office:document-meta>
</file>